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c4d5" officeooo:paragraph-rsid="0003c4d5" style:font-size-asian="17.5pt" style:font-size-complex="20pt"/>
    </style:style>
    <style:style style:name="P2" style:family="paragraph" style:parent-style-name="Standard">
      <style:text-properties fo:font-size="20pt" officeooo:rsid="000436de" officeooo:paragraph-rsid="000436de" style:font-size-asian="17.5pt" style:font-size-complex="20pt"/>
    </style:style>
    <style:style style:name="P3" style:family="paragraph" style:parent-style-name="Standard">
      <style:text-properties fo:font-size="20pt" officeooo:rsid="0004cf41" officeooo:paragraph-rsid="0004ff0f" style:font-size-asian="17.5pt" style:font-size-complex="20pt"/>
    </style:style>
    <style:style style:name="P4" style:family="paragraph" style:parent-style-name="Standard">
      <style:text-properties fo:font-size="20pt" officeooo:rsid="0004ff0f" officeooo:paragraph-rsid="0004ff0f" style:font-size-asian="17.5pt" style:font-size-complex="20pt"/>
    </style:style>
    <style:style style:name="P5" style:family="paragraph" style:parent-style-name="Standard">
      <style:text-properties fo:color="#cccccc" loext:opacity="100%" style:font-name="Consolas" fo:font-size="10.5pt" fo:font-weight="normal" officeooo:rsid="0004cf41" officeooo:paragraph-rsid="0004ff0f" fo:background-color="#1f1f1f" style:font-size-asian="17.5pt" style:font-size-complex="20pt"/>
    </style:style>
    <style:style style:name="P6" style:family="paragraph" style:parent-style-name="Standard">
      <style:text-properties fo:font-size="20pt" officeooo:rsid="0005fa72" officeooo:paragraph-rsid="0005fa72" style:font-size-asian="17.5pt" style:font-size-complex="20pt"/>
    </style:style>
    <style:style style:name="P7" style:family="paragraph" style:parent-style-name="Standard">
      <style:text-properties fo:color="#6a9955" loext:opacity="100%" style:font-name="Consolas" fo:font-size="10.5pt" fo:font-weight="normal" officeooo:rsid="0004cf41" officeooo:paragraph-rsid="0004ff0f" fo:background-color="#1f1f1f" style:font-size-asian="17.5pt" style:font-size-complex="20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0" style:family="paragraph" style:parent-style-name="Standard">
      <style:text-properties fo:font-size="20pt" officeooo:rsid="00066d08" officeooo:paragraph-rsid="00066d08" style:font-size-asian="17.5pt" style:font-size-complex="20pt"/>
    </style:style>
    <style:style style:name="P11" style:family="paragraph" style:parent-style-name="Standard">
      <style:text-properties fo:color="#cccccc" loext:opacity="100%" style:font-name="Consolas" fo:font-size="10.5pt" fo:font-weight="normal" officeooo:rsid="00066d08" officeooo:paragraph-rsid="00066d08" fo:background-color="#1f1f1f" style:font-size-asian="17.5pt" style:font-size-complex="20pt"/>
    </style:style>
    <style:style style:name="T1" style:family="text">
      <style:text-properties fo:color="#dcdcaa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de ventes </text:p>
      <text:p text:style-name="P1"/>
      <text:p text:style-name="P2">Première observation :</text:p>
      <text:p text:style-name="P2"/>
      <text:p text:style-name="P2">Il y a 16719 lignes et 16 colonnes</text:p>
      <text:p text:style-name="P2">Les types de data utilisées sont : <text:s/>object (6), float64(10)</text:p>
      <text:p text:style-name="P2"/>
      <text:p text:style-name="P2">Les colonnes sont : </text:p>
      <text:p text:style-name="P2">‘Name’, ‘Platform’, ‘Year_of_Release’, ‘Genre’, <text:s/>‘Publisher’ , ‘NA_Sales’, ‘EU_Sales’, ‘JP_Sales’, ‘Other_Sales’, ‘Global_Sales’, ‘Critic_Score’, ‘Critic_Count’, ‘User_Score’, ‘User_Count’, ‘Developer’, ‘Rating’</text:p>
      <text:p text:style-name="P2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aleurs manquantes :</text:p>
      <text:p text:style-name="P3"/>
      <text:p text:style-name="P5"><text:span text:style-name="T1">print</text:span>(<text:span text:style-name="T2">df</text:span>.<text:span text:style-name="T1">isnull</text:span>().<text:span text:style-name="T1">sum</text:span>().<text:span text:style-name="T1">sort_values</text:span>(<text:span text:style-name="T2">ascending</text:span> <text:span text:style-name="T3">=</text:span> <text:span text:style-name="T4">False</text:span>))</text:p>
      <text:p text:style-name="P5"/>
      <text:p text:style-name="P3">User_Score <text:s text:c="8"/><text:tab/><text:tab/>9129</text:p>
      <text:p text:style-name="P3">User_Count <text:s text:c="8"/><text:tab/><text:tab/>9129</text:p>
      <text:p text:style-name="P3">Critic_Score <text:s text:c="6"/><text:tab/><text:tab/>8582</text:p>
      <text:p text:style-name="P3">Critic_Count <text:s text:c="6"/><text:tab/><text:tab/>8582</text:p>
      <text:p text:style-name="P3">Rating <text:s text:c="12"/><text:tab/><text:tab/>6769</text:p>
      <text:p text:style-name="P3">Developer <text:s text:c="8"/><text:tab/> <text:tab/>6623</text:p>
      <text:p text:style-name="P3">Year_of_Release <text:s text:c="4"/><text:tab/> <text:s/>269</text:p>
      <text:p text:style-name="P3">Publisher <text:s text:c="11"/><text:tab/><text:tab/> <text:s text:c="3"/>54</text:p>
      <text:p text:style-name="P3">Name <text:s text:c="17"/><text:tab/><text:tab/> <text:s text:c="5"/>2</text:p>
      <text:p text:style-name="P3">Genre <text:s text:c="16"/><text:tab/><text:tab/> <text:s text:c="5"/>2</text:p>
      <text:p text:style-name="P3">NA_Sales <text:s text:c="13"/><text:tab/> <text:s text:c="5"/>0</text:p>
      <text:p text:style-name="P3">Platform <text:s text:c="13"/><text:tab/><text:tab/> <text:s text:c="5"/>0</text:p>
      <text:p text:style-name="P3">JP_Sales <text:s text:c="13"/><text:tab/><text:tab/> <text:s text:c="5"/>0</text:p>
      <text:p text:style-name="P3">EU_Sales <text:s text:c="13"/><text:tab/> <text:s text:c="5"/>0</text:p>
      <text:p text:style-name="P3">Other_Sales <text:s text:c="10"/><text:tab/> <text:s text:c="5"/>0</text:p>
      <text:p text:style-name="P3">Global_Sales <text:s text:c="9"/><text:tab/> <text:s text:c="5"/>0</text:p>
      <text:p text:style-name="P3">dtype: int64</text:p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fficher le pourcentags des valeurs manquantes pour chaque colonnes :</text:p>
      <text:p text:style-name="P3"/>
      <text:p text:style-name="P7"># Pourcentage de valeurs manquantes</text:p>
      <text:p text:style-name="P8"><text:span text:style-name="T1">print</text:span>(<text:span text:style-name="T1">round</text:span>(<text:span text:style-name="T2">df</text:span>.<text:span text:style-name="T1">isnull</text:span>().<text:span text:style-name="T1">sum</text:span>() <text:span text:style-name="T1">/</text:span> <text:span text:style-name="T1">len</text:span>(<text:span text:style-name="T2">df</text:span>) <text:span text:style-name="T1">*</text:span> <text:span text:style-name="T5">100</text:span>, <text:span text:style-name="T5">2</text:span>).<text:span text:style-name="T1">sort_values</text:span>(<text:span text:style-name="T2">ascending</text:span><text:span text:style-name="T3">=</text:span><text:span text:style-name="T4">False</text:span>))</text:p>
      <text:p text:style-name="P9"/>
      <text:p text:style-name="P3">User_Score <text:s text:c="8"/>54.60</text:p>
      <text:p text:style-name="P3">User_Count <text:s text:c="8"/>54.60</text:p>
      <text:p text:style-name="P3">Critic_Score <text:s text:c="6"/>51.33</text:p>
      <text:p text:style-name="P3">Critic_Count <text:s text:c="6"/>51.33</text:p>
      <text:p text:style-name="P3">Rating <text:s text:c="12"/>40.49</text:p>
      <text:p text:style-name="P3">Developer <text:s text:c="9"/>39.61</text:p>
      <text:p text:style-name="P3">Year_of_Release <text:s text:c="4"/>1.61</text:p>
      <text:p text:style-name="P3">Publisher <text:s text:c="10"/>0.32</text:p>
      <text:p text:style-name="P3">Name <text:s text:c="15"/>0.01</text:p>
      <text:p text:style-name="P3">Genre <text:s text:c="14"/>0.01</text:p>
      <text:p text:style-name="P3">NA_Sales <text:s text:c="11"/>0.00</text:p>
      <text:p text:style-name="P3">Platform <text:s text:c="11"/>0.00</text:p>
      <text:p text:style-name="P3">JP_Sales <text:s text:c="11"/>0.00</text:p>
      <text:p text:style-name="P3">EU_Sales <text:s text:c="11"/>0.00</text:p>
      <text:p text:style-name="P3">Other_Sales <text:s text:c="8"/>0.00</text:p>
      <text:p text:style-name="P3">Global_Sales <text:s text:c="7"/>0.00</text:p>
      <text:p text:style-name="P3">dtype: float64</text:p>
      <text:p text:style-name="P3"/>
      <text:p text:style-name="P3"/>
      <text:p text:style-name="P3"/>
      <text:p text:style-name="P10">Nombre total de valeurs manquantes :</text:p>
      <text:p text:style-name="P11"><text:span text:style-name="T1">print</text:span>(<text:span text:style-name="T2">df</text:span>.<text:span text:style-name="T1">isnull</text:span>().<text:span text:style-name="T1">sum</text:span>().<text:span text:style-name="T1">sum</text:span>())</text:p>
      <text:p text:style-name="P10">4914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21:43:51.246873600</meta:creation-date>
    <dc:date>2025-03-12T22:02:31.512747100</dc:date>
    <meta:editing-duration>P2DT7M34S</meta:editing-duration>
    <meta:editing-cycles>5</meta:editing-cycles>
    <meta:generator>LibreOffice/25.2.0.3$Windows_X86_64 LibreOffice_project/e1cf4a87eb02d755bce1a01209907ea5ddc8f069</meta:generator>
    <meta:document-statistic meta:table-count="0" meta:image-count="0" meta:object-count="0" meta:page-count="3" meta:paragraph-count="48" meta:word-count="148" meta:character-count="1552" meta:non-whitespace-character-count="1048"/>
  </office:meta>
</office:document-meta>
</file>